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.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'Sheet.1'.K27" table:end-x="6.77pt" table:end-y="8.59pt" draw:z-index="0" draw:style-name="gr1" draw:text-style-name="P1" svg:width="260.76pt" svg:height="291.51pt" svg:x="2.32pt" svg:y="11.48pt">
              <draw:object draw:notify-on-update-of-ranges="'Sheet.1'.A12:'Sheet.1'.A18 'Sheet.1'.B11:'Sheet.1'.B11 'Sheet.1'.B12:'Sheet.1'.B18 'Sheet.1'.C11:'Sheet.1'.C11 'Sheet.1'.C12:'Sheet.1'.C18 'Sheet.1'.D11:'Sheet.1'.D11 'Sheet.1'.D12:'Sheet.1'.D18 'Sheet.1'.E11:'Sheet.1'.E11 'Sheet.1'.E12:'Sheet.1'.E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1" office:value-type="date" office:date-value="2014-02-14" calcext:value-type="date">
            <text:p>02/14/14</text:p>
          </table:table-cell>
          <table:table-cell table:style-name="ce1" office:value-type="date" office:date-value="2014-05-23" calcext:value-type="date">
            <text:p>05/23/14</text:p>
          </table:table-cell>
          <table:table-cell table:style-name="ce1" office:value-type="date" office:date-value="2014-09-26" calcext:value-type="date">
            <text:p>09/26/14</text:p>
          </table:table-cell>
          <table:table-cell table:style-name="ce1" office:value-type="date" office:date-value="2014-12-18" calcext:value-type="date">
            <text:p>12/18/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ublau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rkäf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berfi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t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erialschäd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zschädlin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ht-Schädling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cale-to="79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4:07:19.8101825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1:10:02</meta:creation-date>
    <dc:date>2021-02-16T14:07:30.986895644</dc:date>
    <meta:editing-duration>PT1H12M55S</meta:editing-duration>
    <meta:editing-cycles>14</meta:editing-cycles>
    <meta:generator>LibreOfficeDev/6.1.0.0.alpha1$Linux_X86_64 LibreOffice_project/40cf5a9b3dd619a650a94d8b65bf6987125b75fb</meta:generator>
    <meta:print-date>2015-01-09T14:58:19</meta:print-date>
    <meta:document-statistic meta:table-count="1" meta:cell-count="13" meta:object-count="1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30" chart:origin="0" chart:interval-major="1" chart:interval-minor-divisor="1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draw:fill-color="#e6e64c"/>
      <style:text-properties fo:font-size="6pt" style:font-size-asian="6pt" style:font-size-complex="6pt"/>
    </style:style>
    <style:style style:name="ch8" style:family="chart" style:data-style-name="N0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9" style:family="chart" style:data-style-name="N0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355e0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04cm" svg:height="9.761cm" xlink:href=".." xlink:type="simple" chart:class="chart:bar" chart:style-name="ch1">
        <chart:legend chart:legend-position="top" svg:x="1.459cm" svg:y="0.185cm" style:legend-expansion="wide" chart:style-name="ch2"/>
        <chart:plot-area chart:style-name="ch3" table:cell-range-address="'Sheet.1'.A12:'Sheet.1'.E18 'Sheet.1'.B11:'Sheet.1'.E11" chart:data-source-has-labels="both" svg:x="0.184cm" svg:y="0.899cm" svg:width="8.836cm" svg:height="8.667cm">
          <chartooo:coordinate-region svg:x="0.753cm" svg:y="1.059cm" svg:width="8.267cm" svg:height="6.034cm"/>
          <chart:axis chart:dimension="x" chart:name="primary-x" chart:style-name="ch4" chartooo:axis-type="text">
            <chart:categories table:cell-range-address="'Sheet.1'.A12:'Sheet.1'.A1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Sheet.1'.B12:'Sheet.1'.B18" chart:label-cell-address="'Sheet.1'.B11:'Sheet.1'.B11" chart:class="chart:bar">
            <chart:data-point chart:repeated="7"/>
          </chart:series>
          <chart:series chart:style-name="ch8" chart:values-cell-range-address="'Sheet.1'.C12:'Sheet.1'.C18" chart:label-cell-address="'Sheet.1'.C11:'Sheet.1'.C11" chart:class="chart:bar">
            <chart:data-point chart:repeated="7"/>
          </chart:series>
          <chart:series chart:style-name="ch9" chart:values-cell-range-address="'Sheet.1'.D12:'Sheet.1'.D18" chart:label-cell-address="'Sheet.1'.D11:'Sheet.1'.D11" chart:class="chart:bar">
            <chart:data-point chart:repeated="7"/>
          </chart:series>
          <chart:series chart:style-name="ch10" chart:values-cell-range-address="'Sheet.1'.E12:'Sheet.1'.E18" chart:label-cell-address="'Sheet.1'.E11:'Sheet.1'.E1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2/14/14</text:p>
                <draw:g>
                  <svg:desc>'Sheet.1'.B11:'Sheet.1'.B11</svg:desc>
                </draw:g>
              </table:table-cell>
              <table:table-cell office:value-type="string">
                <text:p>05/23/14</text:p>
                <draw:g>
                  <svg:desc>'Sheet.1'.C11:'Sheet.1'.C11</svg:desc>
                </draw:g>
              </table:table-cell>
              <table:table-cell office:value-type="string">
                <text:p>09/26/14</text:p>
                <draw:g>
                  <svg:desc>'Sheet.1'.D11:'Sheet.1'.D11</svg:desc>
                </draw:g>
              </table:table-cell>
              <table:table-cell office:value-type="string">
                <text:p>12/18/14</text:p>
                <draw:g>
                  <svg:desc>'Sheet.1'.E11:'Sheet.1'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ublaus</text:p>
                <draw:g>
                  <svg:desc>'Sheet.1'.A12:'Sheet.1'.A18</svg:desc>
                </draw:g>
              </table:table-cell>
              <table:table-cell office:value-type="float" office:value="0">
                <text:p>0</text:p>
                <draw:g>
                  <svg:desc>'Sheet.1'.B12:'Sheet.1'.B18</svg:desc>
                </draw:g>
              </table:table-cell>
              <table:table-cell office:value-type="float" office:value="NaN">
                <text:p>NaN</text:p>
                <draw:g>
                  <svg:desc>'Sheet.1'.C12:'Sheet.1'.C18</svg:desc>
                </draw:g>
              </table:table-cell>
              <table:table-cell office:value-type="float" office:value="NaN">
                <text:p>NaN</text:p>
                <draw:g>
                  <svg:desc>'Sheet.1'.D12:'Sheet.1'.D18</svg:desc>
                </draw:g>
              </table:table-cell>
              <table:table-cell office:value-type="float" office:value="NaN">
                <text:p>NaN</text:p>
                <draw:g>
                  <svg:desc>'Sheet.1'.E12:'Sheet.1'.E18</svg:desc>
                </draw:g>
              </table:table-cell>
            </table:table-row>
            <table:table-row>
              <table:table-cell office:value-type="string">
                <text:p>Moderkäf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lberfisc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t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erialschädlin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lzschädling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cht-Schädlin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1.0.0.alpha1$Linux_X86_64 LibreOffice_project/40cf5a9b3dd619a650a94d8b65bf6987125b75f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